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ece7" officeooo:paragraph-rsid="001aece7" style:font-weight-asian="bold" style:font-weight-complex="bold"/>
    </style:style>
    <style:style style:name="P2" style:family="paragraph" style:parent-style-name="Standard">
      <style:text-properties fo:font-weight="bold" officeooo:rsid="001aece7" officeooo:paragraph-rsid="001aece7" style:font-weight-asian="bold" style:font-weight-complex="bold"/>
    </style:style>
    <style:style style:name="P3" style:family="paragraph" style:parent-style-name="Standard">
      <style:text-properties fo:font-weight="bold" officeooo:rsid="002df997" officeooo:paragraph-rsid="002df99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d4da" style:font-weight-asian="normal" style:font-weight-complex="normal"/>
    </style:style>
    <style:style style:name="T3" style:family="text">
      <style:text-properties fo:font-weight="normal" officeooo:rsid="001fd5ab" style:font-weight-asian="normal" style:font-weight-complex="normal"/>
    </style:style>
    <style:style style:name="T4" style:family="text">
      <style:text-properties fo:font-weight="normal" officeooo:rsid="0021b151" style:font-weight-asian="normal" style:font-weight-complex="normal"/>
    </style:style>
    <style:style style:name="T5" style:family="text">
      <style:text-properties fo:font-weight="normal" officeooo:rsid="00302275" style:font-weight-asian="normal" style:font-weight-complex="normal"/>
    </style:style>
    <style:style style:name="T6" style:family="text">
      <style:text-properties officeooo:rsid="001fd5a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1b151"/>
    </style:style>
    <style:style style:name="T9" style:family="text">
      <style:text-properties officeooo:rsid="003022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8/05/2019:</text:p>
      <text:p text:style-name="P1"><text:tab/>-&gt;<text:span text:style-name="T1">Created our own database file</text:span></text:p>
      <text:p text:style-name="P1"><text:span text:style-name="T1"><text:tab/>-</text:span><text:span text:style-name="T2">&gt;Analysing data base</text:span></text:p>
      <text:p text:style-name="P1"><text:span text:style-name="T2"><text:tab/>-&gt;got about Raw and Physical values </text:span></text:p>
      <text:p text:style-name="P1"><text:span text:style-name="T2"><text:tab/>-&gt;</text:span><text:span text:style-name="T3">we </text:span><text:span text:style-name="T6">got issue</text:span><text:span text:style-name="T3"> while creating the signals</text:span></text:p>
      <text:p text:style-name="P1"><text:span text:style-name="T3"><text:tab/>-&gt;</text:span><text:span text:style-name="T4">we came to about index, start bit, length in signal details</text:span></text:p>
      <text:p text:style-name="P1"><text:span text:style-name="T4"><text:tab/>-&gt;how the data is assigned for different signals with in 8bytes, we cleared</text:span></text:p>
      <text:p text:style-name="P1"><text:span text:style-name="T4"><text:tab/>-</text:span><text:span text:style-name="T5">&gt;max number of signals we can add to one node is ,it depends on the data bytes(8bytes/ 64 <text:tab/><text:tab/><text:tab/><text:tab/><text:tab/><text:tab/><text:tab/><text:tab/><text:tab/><text:tab/><text:tab/><text:tab/>bits)</text:span></text:p>
      <text:p text:style-name="P3"><text:span text:style-name="T8">2</text:span>9/05/2019:</text:p>
      <text:p text:style-name="P3"><text:tab/>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9:29:55.548125738</meta:creation-date>
    <dc:date>2019-05-30T18:12:31.953551975</dc:date>
    <meta:editing-duration>P3DT8H2M1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67" meta:character-count="405" meta:non-whitespace-character-count="327"/>
  </office:meta>
</office:document-meta>
</file>